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4000003355AD2330C862038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897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faa61a" draw:opacity="100%"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-color="#00aaad" draw:textarea-horizontal-align="justify" draw:textarea-vertical-align="middle" draw:auto-grow-height="false" fo:min-height="0.639cm" fo:min-width="0.897cm"/>
    </style:style>
    <style:style style:name="gr6" style:family="graphic" style:parent-style-name="standard">
      <style:graphic-properties draw:stroke="none" draw:fill-color="#00aaad" draw:textarea-horizontal-align="justify" draw:textarea-vertical-align="middle" draw:auto-grow-height="false" fo:min-height="0.195cm" fo:min-width="0.72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5cm" fo:min-width="1.006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4cm" fo:min-width="1.006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opacity="40%" draw:fill-color="#faa61a" draw:opacity="70%" draw:textarea-horizontal-align="justify" draw:textarea-vertical-align="middle" draw:auto-grow-height="false" fo:min-height="0.433cm" fo:min-width="0.22cm"/>
    </style:style>
    <style:style style:name="gr11" style:family="graphic" style:parent-style-name="objectwithoutfill">
      <style:graphic-properties svg:stroke-width="0.081cm" draw:marker-start-width="0.321cm" draw:marker-end-width="0.321cm" svg:stroke-opacity="40%" draw:fill="none" draw:opacity="70%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opacity="50%" draw:fill-color="#faa61a" draw:opacity="70%" draw:textarea-horizontal-align="justify" draw:textarea-vertical-align="middle" draw:auto-grow-height="false" fo:min-height="0.464cm" fo:min-width="0.214cm"/>
    </style:style>
    <style:style style:name="gr13" style:family="graphic" style:parent-style-name="objectwithoutfill">
      <style:graphic-properties svg:stroke-width="0.081cm" draw:marker-start-width="0.321cm" draw:marker-end-width="0.321cm" svg:stroke-opacity="50%" draw:fill="none" draw:opacity="70%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draw:fill="none" fo:min-height="0.84cm"/>
    </style:style>
    <style:style style:name="gr16" style:family="graphic" style:parent-style-name="standard">
      <style:graphic-properties draw:stroke="none" draw:fill="solid" draw:fill-color="#dddddd" draw:opacity="99%" draw:textarea-horizontal-align="justify" draw:textarea-vertical-align="middle" draw:auto-grow-height="false" fo:min-height="0.258cm" fo:min-width="2.802cm"/>
    </style:style>
    <style:style style:name="gr17" style:family="graphic" style:parent-style-name="standard">
      <style:graphic-properties svg:stroke-width="0.018cm" svg:stroke-color="#3465a4" draw:marker-start="Arrow_20_concave" draw:marker-start-width="0.327cm" draw:marker-end-width="0.227cm" svg:stroke-opacity="70%" draw:textarea-vertical-align="middle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582cm, 10.247cm, 4.933cm, 1.52cm)" draw:image-opacity="100%" style:mirror="horizontal"/>
    </style:style>
    <style:style style:name="gr19" style:family="graphic" style:parent-style-name="standard">
      <style:graphic-properties draw:stroke="none" draw:fill-color="#faa61a" draw:textarea-horizontal-align="justify" draw:textarea-vertical-align="middle" draw:auto-grow-height="false" fo:min-height="1.02cm" fo:min-width="0.897cm"/>
    </style:style>
    <style:style style:name="gr20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1.02cm" fo:min-width="0.897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18cm" svg:stroke-color="#3465a4" draw:marker-start="Arrow_20_concave" draw:marker-start-width="0.327cm" draw:marker-end-width="0.227cm" svg:stroke-opacity="100%" draw:opacity="99%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draw:stroke="none" draw:fill-color="#00a65d" draw:textarea-horizontal-align="justify" draw:textarea-vertical-align="middle" draw:auto-grow-height="false" fo:min-height="1.02cm" fo:min-width="0.897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aa61a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faa61a" draw:opacity="70%"/>
      <style:paragraph-properties fo:text-align="center"/>
    </style:style>
    <style:style style:name="P8" style:family="paragraph">
      <loext:graphic-properties draw:fill="none" draw:opacity="70%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dddddd" draw:opacity="99%"/>
      <style:paragraph-properties fo:text-align="center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loext:graphic-properties draw:fill="solid" draw:fill-color="#00a65d"/>
      <style:paragraph-properties fo:text-align="center"/>
    </style:style>
    <style:style style:name="P14" style:family="paragraph">
      <loext:graphic-properties draw:opacity="99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-color="#00a65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27cm" svg:x="13.043cm" svg:y="3.5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3.49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97cm" svg:height="1.27cm" svg:x="8.2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2.481cm" svg:y="2.306cm">
          <draw:text-box>
            <text:p text:style-name="P2">Horizontal</text:p>
          </draw:text-box>
        </draw:frame>
        <draw:frame draw:style-name="gr2" draw:text-style-name="P3" draw:layer="layout" svg:width="3.429cm" svg:height="0.962cm" svg:x="7.382cm" svg:y="2.306cm">
          <draw:text-box>
            <text:p text:style-name="P2">Vertical</text:p>
          </draw:text-box>
        </draw:frame>
        <draw:frame draw:style-name="gr2" draw:text-style-name="P3" draw:layer="layout" svg:width="3.118cm" svg:height="0.962cm" svg:x="12.182cm" svg:y="2.306cm">
          <draw:text-box>
            <text:p text:style-name="P2">Rotation</text:p>
          </draw:text-box>
        </draw:frame>
        <draw:g>
          <draw:custom-shape draw:style-name="gr3" draw:text-style-name="P4" draw:layer="layout" svg:width="1.016cm" svg:height="1.016cm" svg:x="3.667cm" svg:y="7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15cm" svg:y1="7.177cm" svg:x2="4.15cm" svg:y2="7.812cm">
            <text:p/>
          </draw:line>
        </draw:g>
        <draw:custom-shape draw:style-name="gr5" draw:text-style-name="P6" draw:layer="layout" svg:width="1.397cm" svg:height="0.889cm" draw:transform="rotate (-3.14159265358979) translate (6.452cm 8.121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3.286cm 8.12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7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7.239cm" svg:x2="8.976cm" svg:y2="7.874cm">
            <text:p/>
          </draw:line>
        </draw:g>
        <draw:custom-shape draw:style-name="gr6" draw:text-style-name="P6" draw:layer="layout" svg:width="1.397cm" svg:height="0.889cm" draw:transform="rotate (1.5707963267949) translate (8.565cm 6.8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8.565cm 10.01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8.393cm" svg:y="4.637cm">
          <draw:text-box>
            <text:p text:style-name="P2">up</text:p>
          </draw:text-box>
        </draw:frame>
        <draw:frame draw:style-name="gr2" draw:text-style-name="P3" draw:layer="layout" svg:width="2.54cm" svg:height="0.962cm" svg:x="7.785cm" svg:y="9.879cm">
          <draw:text-box>
            <text:p text:style-name="P2">down</text:p>
          </draw:text-box>
        </draw:frame>
        <draw:custom-shape draw:style-name="gr8" draw:text-style-name="P6" draw:layer="layout" svg:width="1.524cm" svg:height="1.422cm" svg:x="13.065cm" svg:y="5.96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6" draw:layer="layout" svg:width="1.524cm" svg:height="1.422cm" svg:x="13.192cm" svg:y="9.255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644cm 6.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4.031cm" svg:y1="7.02cm" svg:x2="13.669cm" svg:y2="7.503cm">
            <text:p/>
          </draw:line>
        </draw:g>
        <draw:g>
          <draw:custom-shape draw:style-name="gr12" draw:text-style-name="P7" draw:layer="layout" svg:width="1.01cm" svg:height="1.01cm" draw:transform="skewX (-0.00994837673636769) rotate (0.785398163397448) translate (13.237cm 10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578cm" svg:y1="10.36cm" svg:x2="14.027cm" svg:y2="10.805cm">
            <text:p/>
          </draw:line>
        </draw:g>
        <draw:frame draw:style-name="gr14" draw:text-style-name="P3" draw:layer="layout" svg:width="6.096cm" svg:height="1.673cm" svg:x="11.116cm" svg:y="8.344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1.795cm" svg:y="4.991cm">
          <draw:text-box>
            <text:p text:style-name="P2"><text:s/>clockwise</text:p>
          </draw:text-box>
        </draw:frame>
        <draw:frame draw:style-name="gr15" draw:text-style-name="P9" draw:layer="layout" svg:width="1.778cm" svg:height="1.09cm" svg:x="6.334cm" svg:y="7.149cm">
          <draw:text-box>
            <text:p>right</text:p>
          </draw:text-box>
        </draw:frame>
        <draw:frame draw:style-name="gr2" draw:text-style-name="P3" draw:layer="layout" svg:width="2.54cm" svg:height="0.962cm" svg:x="0.111cm" svg:y="7.15cm">
          <draw:text-box>
            <text:p text:style-name="P2">left</text:p>
          </draw:text-box>
        </draw:frame>
      </draw:page>
      <draw:page draw:name="page2" draw:style-name="dp1" draw:master-page-name="Default">
        <draw:g>
          <draw:custom-shape draw:style-name="gr3" draw:text-style-name="P4" draw:layer="layout" svg:width="1.016cm" svg:height="1.016cm" svg:x="3.034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3.517cm" svg:y1="5.191cm" svg:x2="3.517cm" svg:y2="5.826cm">
            <text:p/>
          </draw:line>
        </draw:g>
        <draw:custom-shape draw:style-name="gr5" draw:text-style-name="P6" draw:layer="layout" svg:width="1.397cm" svg:height="0.889cm" draw:transform="rotate (-3.14159265358979) translate (5.819cm 6.135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5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5.953cm" svg:x2="8.976cm" svg:y2="6.588cm">
            <text:p/>
          </draw:line>
        </draw:g>
        <draw:custom-shape draw:style-name="gr6" draw:text-style-name="P6" draw:layer="layout" svg:width="1.397cm" svg:height="0.889cm" draw:transform="rotate (1.5707963267949) translate (8.565cm 5.5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524cm" svg:height="1.422cm" svg:x="12.557cm" svg:y="4.93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136cm 5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3.523cm" svg:y1="5.989cm" svg:x2="13.161cm" svg:y2="6.472cm">
            <text:p/>
          </draw:line>
        </draw:g>
        <draw:frame draw:style-name="gr14" draw:text-style-name="P10" draw:layer="layout" svg:width="3.17cm" svg:height="1.673cm" svg:x="7.598cm" svg:y="1.762cm">
          <draw:text-box>
            <text:p>Soft Puff</text:p>
          </draw:text-box>
        </draw:frame>
        <draw:custom-shape draw:style-name="gr16" draw:text-style-name="P11" draw:layer="layout" svg:width="3.302cm" svg:height="0.508cm" svg:x="7.344cm" svg:y="2.851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152cm" svg:y1="3.105cm" svg:x2="10.391cm" svg:y2="3.112cm">
          <text:p/>
        </draw:line>
        <draw:line draw:style-name="gr17" draw:text-style-name="P2" draw:layer="layout" svg:x1="11.661cm" svg:y1="2.851cm" svg:x2="10.9cm" svg:y2="2.858cm">
          <text:p/>
        </draw:line>
        <draw:line draw:style-name="gr17" draw:text-style-name="P2" draw:layer="layout" svg:x1="11.66cm" svg:y1="3.352cm" svg:x2="10.899cm" svg:y2="3.359cm">
          <text:p/>
        </draw:line>
        <draw:frame draw:style-name="gr18" draw:text-style-name="P5" draw:layer="layout" svg:width="1.523cm" svg:height="2.031cm" svg:x="6.08cm" svg:y="2.143cm">
          <draw:image xlink:href="Pictures/1000020100000234000003355AD2330C86203829.png" xlink:type="simple" xlink:show="embed" xlink:actuate="onLoad">
            <text:p/>
          </draw:image>
        </draw:frame>
        <draw:line draw:style-name="gr17" draw:text-style-name="P2" draw:layer="layout" svg:x1="7.732cm" svg:y1="3.059cm" svg:x2="6.971cm" svg:y2="3.066cm">
          <text:p/>
        </draw:line>
        <draw:line draw:style-name="gr17" draw:text-style-name="P2" draw:layer="layout" svg:x1="9.528cm" svg:y1="3.06cm" svg:x2="8.767cm" svg:y2="3.067cm">
          <text:p/>
        </draw:line>
      </draw:page>
      <draw:page draw:name="page3" draw:style-name="dp1" draw:master-page-name="Default">
        <draw:g>
          <draw:custom-shape draw:style-name="gr3" draw:text-style-name="P4" draw:layer="layout" svg:width="1.016cm" svg:height="1.016cm" svg:x="4.175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658cm" svg:y1="5.191cm" svg:x2="4.658cm" svg:y2="5.826cm">
            <text:p/>
          </draw:line>
        </draw:g>
        <draw:custom-shape draw:style-name="gr5" draw:text-style-name="P6" draw:layer="layout" svg:width="1.397cm" svg:height="0.889cm" draw:transform="rotate (-3.14159265358979) translate (3.794cm 6.135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239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722cm" svg:y1="5.191cm" svg:x2="8.722cm" svg:y2="5.826cm">
            <text:p/>
          </draw:line>
        </draw:g>
        <draw:custom-shape draw:style-name="gr5" draw:text-style-name="P6" draw:layer="layout" svg:width="1.397cm" svg:height="0.889cm" draw:transform="rotate (1.5707963267949) translate (8.311cm 7.96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524cm" svg:height="1.422cm" svg:x="12.938cm" svg:y="4.8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2.983cm 6.2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324cm" svg:y1="5.915cm" svg:x2="13.773cm" svg:y2="6.36cm">
            <text:p/>
          </draw:line>
        </draw:g>
        <draw:frame draw:style-name="gr2" draw:text-style-name="P10" draw:layer="layout" svg:width="2.794cm" svg:height="0.962cm" svg:x="7.603cm" svg:y="1.985cm">
          <draw:text-box>
            <text:p>Soft Sip</text:p>
          </draw:text-box>
        </draw:frame>
        <draw:custom-shape draw:style-name="gr16" draw:text-style-name="P11" draw:layer="layout" svg:width="3.302cm" svg:height="0.508cm" svg:x="7.349cm" svg:y="3.074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0.397cm" svg:y1="3.328cm" svg:x2="11.158cm" svg:y2="3.335cm">
          <text:p/>
        </draw:line>
        <draw:line draw:style-name="gr17" draw:text-style-name="P2" draw:layer="layout" svg:x1="10.906cm" svg:y1="3.074cm" svg:x2="11.667cm" svg:y2="3.081cm">
          <text:p/>
        </draw:line>
        <draw:line draw:style-name="gr17" draw:text-style-name="P2" draw:layer="layout" svg:x1="10.905cm" svg:y1="3.575cm" svg:x2="11.666cm" svg:y2="3.582cm">
          <text:p/>
        </draw:line>
        <draw:frame draw:style-name="gr18" draw:text-style-name="P5" draw:layer="layout" svg:width="1.523cm" svg:height="2.031cm" svg:x="6.207cm" svg:y="2.271cm">
          <draw:image xlink:href="Pictures/1000020100000234000003355AD2330C86203829.png" xlink:type="simple" xlink:show="embed" xlink:actuate="onLoad">
            <text:p/>
          </draw:image>
        </draw:frame>
        <draw:line draw:style-name="gr17" draw:text-style-name="P2" draw:layer="layout" svg:x1="7.097cm" svg:y1="3.287cm" svg:x2="7.858cm" svg:y2="3.294cm">
          <text:p/>
        </draw:line>
        <draw:line draw:style-name="gr17" draw:text-style-name="P2" draw:layer="layout" svg:x1="8.702cm" svg:y1="3.288cm" svg:x2="9.463cm" svg:y2="3.295cm">
          <text:p/>
        </draw:line>
      </draw:page>
      <draw:page draw:name="page4" draw:style-name="dp1" draw:master-page-name="Default">
        <draw:custom-shape draw:style-name="gr8" draw:text-style-name="P6" draw:layer="layout" svg:width="1.524cm" svg:height="1.422cm" svg:x="13.232cm" svg:y="5.27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" draw:text-style-name="P4" draw:layer="layout" svg:width="1.016cm" svg:height="1.016cm" svg:x="12.703cm" svg:y="6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13.186cm" svg:y1="6.349cm" svg:x2="13.186cm" svg:y2="6.984cm">
            <text:p/>
          </draw:line>
        </draw:g>
        <draw:custom-shape draw:style-name="gr9" draw:text-style-name="P6" draw:layer="layout" svg:width="1.524cm" svg:height="1.422cm" svg:x="11.454cm" svg:y="5.277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4.705cm 6.1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5.092cm" svg:y1="6.456cm" svg:x2="14.73cm" svg:y2="6.939cm">
            <text:p/>
          </draw:line>
        </draw:g>
        <draw:g>
          <draw:custom-shape draw:style-name="gr3" draw:text-style-name="P4" draw:layer="layout" svg:width="1.016cm" svg:height="1.016cm" svg:x="4.793cm" svg:y="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5.276cm" svg:y1="5.539cm" svg:x2="5.276cm" svg:y2="6.174cm">
            <text:p/>
          </draw:line>
        </draw:g>
        <draw:custom-shape draw:style-name="gr6" draw:text-style-name="P6" draw:layer="layout" svg:width="1.397cm" svg:height="0.889cm" draw:transform="rotate (1.5707963267949) translate (4.865cm 5.1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4.865cm 8.31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7.578cm 6.483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0.863cm 6.8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1.204cm" svg:y1="6.512cm" svg:x2="11.653cm" svg:y2="6.957cm">
            <text:p/>
          </draw:line>
        </draw:g>
        <draw:custom-shape draw:style-name="gr5" draw:text-style-name="P6" draw:layer="layout" svg:width="1.397cm" svg:height="0.889cm" draw:transform="rotate (-3.14159265358979) translate (4.412cm 6.48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4.693cm" svg:y="2.837cm">
          <draw:text-box>
            <text:p text:style-name="P2">up</text:p>
          </draw:text-box>
        </draw:frame>
        <draw:frame draw:style-name="gr2" draw:text-style-name="P3" draw:layer="layout" svg:width="2.54cm" svg:height="0.962cm" svg:x="4.085cm" svg:y="8.179cm">
          <draw:text-box>
            <text:p text:style-name="P2">down</text:p>
          </draw:text-box>
        </draw:frame>
        <draw:frame draw:style-name="gr2" draw:text-style-name="P3" draw:layer="layout" svg:width="2.54cm" svg:height="0.962cm" svg:x="1.048cm" svg:y="5.558cm">
          <draw:text-box>
            <text:p text:style-name="P2">left</text:p>
          </draw:text-box>
        </draw:frame>
        <draw:frame draw:style-name="gr2" draw:text-style-name="P3" draw:layer="layout" svg:width="2.54cm" svg:height="0.962cm" svg:x="7.16cm" svg:y="5.531cm">
          <draw:text-box>
            <text:p text:style-name="P2">right</text:p>
          </draw:text-box>
        </draw:frame>
        <draw:frame draw:style-name="gr14" draw:text-style-name="P3" draw:layer="layout" svg:width="4.064cm" svg:height="1.673cm" svg:x="9.492cm" svg:y="3.477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2.921cm" svg:y="4.134cm">
          <draw:text-box>
            <text:p text:style-name="P2"><text:s/>clockwise</text:p>
          </draw:text-box>
        </draw:frame>
      </draw:page>
      <draw:page draw:name="page5" draw:style-name="dp1" draw:master-page-name="Default">
        <draw:custom-shape draw:style-name="gr19" draw:text-style-name="P12" xml:id="id3" draw:id="id3" draw:layer="layout" svg:width="1.397cm" svg:height="1.27cm" svg:x="12.744cm" svg:y="5.2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397cm" svg:height="1.27cm" svg:x="3.198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xml:id="id2" draw:id="id2" draw:layer="layout" svg:width="1.397cm" svg:height="1.27cm" svg:x="7.971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2.182cm" svg:y="3.983cm">
          <draw:text-box>
            <text:p text:style-name="P2">Horizontal</text:p>
          </draw:text-box>
        </draw:frame>
        <draw:frame draw:style-name="gr2" draw:text-style-name="P3" draw:layer="layout" svg:width="3.429cm" svg:height="0.962cm" svg:x="7.083cm" svg:y="3.983cm">
          <draw:text-box>
            <text:p text:style-name="P2">Vertical</text:p>
          </draw:text-box>
        </draw:frame>
        <draw:frame draw:style-name="gr2" draw:text-style-name="P3" draw:layer="layout" svg:width="3.118cm" svg:height="0.962cm" svg:x="11.883cm" svg:y="3.983cm">
          <draw:text-box>
            <text:p text:style-name="P2">Rotation</text:p>
          </draw:text-box>
        </draw:frame>
        <draw:connector draw:style-name="gr21" draw:text-style-name="P5" draw:layer="layout" draw:type="line" svg:x1="4.595cm" svg:y1="5.897cm" svg:x2="7.971cm" svg:y2="5.897cm" draw:start-shape="id1" draw:start-glue-point="1" draw:end-shape="id2" draw:end-glue-point="3" svg:d="M4595 5897h3376" svg:viewBox="0 0 3377 1">
          <text:p/>
        </draw:connector>
        <draw:connector draw:style-name="gr22" draw:text-style-name="P5" draw:layer="layout" draw:type="line" svg:x1="9.368cm" svg:y1="5.897cm" svg:x2="12.744cm" svg:y2="5.897cm" draw:start-shape="id2" draw:start-glue-point="1" draw:end-shape="id3" draw:end-glue-point="3" svg:d="M9368 5897h3376" svg:viewBox="0 0 3377 1">
          <text:p/>
        </draw:connector>
        <draw:connector draw:style-name="gr21" draw:text-style-name="P5" draw:layer="layout" draw:type="curve" draw:line-skew="0cm 3.491cm" svg:x1="14.141cm" svg:y1="5.897cm" svg:x2="3.198cm" svg:y2="5.897cm" draw:start-shape="id3" draw:start-glue-point="1" draw:end-shape="id1" draw:end-glue-point="3" svg:d="M14141 5897c748 0 500 2356-5472 2356-5971 0-6222-2356-5471-2356" svg:viewBox="0 0 11547 2357">
          <text:p/>
        </draw:connector>
        <draw:frame draw:style-name="gr14" draw:text-style-name="P10" draw:layer="layout" svg:width="3.17cm" svg:height="1.673cm" svg:x="7.021cm" svg:y="1.408cm">
          <draw:text-box>
            <text:p>Hard Puff</text:p>
          </draw:text-box>
        </draw:frame>
        <draw:custom-shape draw:style-name="gr16" draw:text-style-name="P11" draw:layer="layout" svg:width="3.302cm" svg:height="0.508cm" svg:x="6.767cm" svg:y="2.497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12.236cm" svg:y1="2.71cm" svg:x2="11.007cm" svg:y2="2.717cm">
          <text:p/>
        </draw:line>
        <draw:line draw:style-name="gr23" draw:text-style-name="P14" draw:layer="layout" svg:x1="11.414cm" svg:y1="2.447cm" svg:x2="10.185cm" svg:y2="2.454cm">
          <text:p/>
        </draw:line>
        <draw:line draw:style-name="gr23" draw:text-style-name="P14" draw:layer="layout" svg:x1="11.416cm" svg:y1="2.966cm" svg:x2="10.187cm" svg:y2="2.973cm">
          <text:p/>
        </draw:line>
        <draw:line draw:style-name="gr23" draw:text-style-name="P14" draw:layer="layout" svg:x1="11.836cm" svg:y1="2.143cm" svg:x2="10.607cm" svg:y2="2.15cm">
          <text:p/>
        </draw:line>
        <draw:line draw:style-name="gr23" draw:text-style-name="P14" draw:layer="layout" svg:x1="11.795cm" svg:y1="3.286cm" svg:x2="10.566cm" svg:y2="3.293cm">
          <text:p/>
        </draw:line>
        <draw:line draw:style-name="gr23" draw:text-style-name="P14" draw:layer="layout" svg:x1="10.766cm" svg:y1="2.742cm" svg:x2="9.537cm" svg:y2="2.749cm">
          <text:p/>
        </draw:line>
        <draw:line draw:style-name="gr23" draw:text-style-name="P14" draw:layer="layout" svg:x1="12.811cm" svg:y1="2.389cm" svg:x2="11.582cm" svg:y2="2.396cm">
          <text:p/>
        </draw:line>
        <draw:line draw:style-name="gr23" draw:text-style-name="P14" draw:layer="layout" svg:x1="12.811cm" svg:y1="3.024cm" svg:x2="11.582cm" svg:y2="3.031cm">
          <text:p/>
        </draw:line>
        <draw:frame draw:style-name="gr18" draw:text-style-name="P5" draw:layer="layout" svg:width="1.523cm" svg:height="2.031cm" svg:x="5.652cm" svg:y="1.763cm">
          <draw:image xlink:href="Pictures/1000020100000234000003355AD2330C86203829.png" xlink:type="simple" xlink:show="embed" xlink:actuate="onLoad">
            <text:p/>
          </draw:image>
        </draw:frame>
        <draw:line draw:style-name="gr23" draw:text-style-name="P14" draw:layer="layout" svg:x1="7.698cm" svg:y1="2.742cm" svg:x2="6.469cm" svg:y2="2.749cm">
          <text:p/>
        </draw:line>
        <draw:line draw:style-name="gr23" draw:text-style-name="P14" draw:layer="layout" svg:x1="9.194cm" svg:y1="2.742cm" svg:x2="7.965cm" svg:y2="2.749cm">
          <text:p/>
        </draw:line>
      </draw:page>
      <draw:page draw:name="page6" draw:style-name="dp1" draw:master-page-name="Default">
        <draw:custom-shape draw:style-name="gr19" draw:text-style-name="P12" xml:id="id6" draw:id="id6" draw:layer="layout" svg:width="1.397cm" svg:height="1.27cm" svg:x="11.944cm" svg:y="1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397cm" svg:height="1.27cm" svg:x="2.39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xml:id="id5" draw:id="id5" draw:layer="layout" svg:width="1.397cm" svg:height="1.27cm" svg:x="7.17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3.429cm" svg:height="0.962cm" svg:x="1.382cm" svg:y="15.921cm">
          <draw:text-box>
            <text:p text:style-name="P2"><text:span text:style-name="T1">Horizontal</text:span></text:p>
          </draw:text-box>
        </draw:frame>
        <draw:frame draw:style-name="gr2" draw:text-style-name="P15" draw:layer="layout" svg:width="3.429cm" svg:height="0.962cm" svg:x="6.283cm" svg:y="15.921cm">
          <draw:text-box>
            <text:p text:style-name="P2"><text:span text:style-name="T1">Vertical</text:span></text:p>
          </draw:text-box>
        </draw:frame>
        <draw:frame draw:style-name="gr2" draw:text-style-name="P15" draw:layer="layout" svg:width="3.118cm" svg:height="0.962cm" svg:x="11.083cm" svg:y="15.921cm">
          <draw:text-box>
            <text:p text:style-name="P2"><text:span text:style-name="T1">Rotation</text:span></text:p>
          </draw:text-box>
        </draw:frame>
        <draw:connector draw:style-name="gr21" draw:text-style-name="P5" draw:layer="layout" draw:type="line" svg:x1="3.795cm" svg:y1="17.835cm" svg:x2="7.171cm" svg:y2="17.835cm" draw:start-shape="id4" draw:start-glue-point="1" draw:end-shape="id5" draw:end-glue-point="3" svg:d="M3795 17835h3376" svg:viewBox="0 0 3377 1">
          <text:p/>
        </draw:connector>
        <draw:connector draw:style-name="gr22" draw:text-style-name="P5" draw:layer="layout" draw:type="line" svg:x1="8.568cm" svg:y1="17.835cm" svg:x2="11.944cm" svg:y2="17.835cm" draw:start-shape="id5" draw:start-glue-point="1" draw:end-shape="id6" draw:end-glue-point="3" svg:d="M8568 17835h3376" svg:viewBox="0 0 3377 1">
          <text:p/>
        </draw:connector>
        <draw:connector draw:style-name="gr21" draw:text-style-name="P5" draw:layer="layout" draw:type="curve" draw:line-skew="0cm 3.491cm" svg:x1="13.341cm" svg:y1="17.835cm" svg:x2="2.398cm" svg:y2="17.835cm" draw:start-shape="id6" draw:start-glue-point="1" draw:end-shape="id4" draw:end-glue-point="3" svg:d="M13341 17835c748 0 500 2356-5472 2356-5971 0-6222-2356-5471-2356" svg:viewBox="0 0 11547 2357">
          <text:p/>
        </draw:connector>
        <draw:custom-shape draw:style-name="gr1" draw:text-style-name="P1" xml:id="id8" draw:id="id8" draw:layer="layout" svg:width="1.397cm" svg:height="1.27cm" svg:x="11.945cm" svg:y="23.1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" draw:id="id7" draw:layer="layout" svg:width="1.397cm" svg:height="1.27cm" svg:x="2.399cm" svg:y="23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xml:id="id9" draw:id="id9" draw:layer="layout" svg:width="1.397cm" svg:height="1.27cm" svg:x="7.172cm" svg:y="23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3.429cm" svg:height="0.962cm" svg:x="6.284cm" svg:y="21.835cm">
          <draw:text-box>
            <text:p text:style-name="P2"><text:span text:style-name="T1">Vertical</text:span></text:p>
          </draw:text-box>
        </draw:frame>
        <draw:frame draw:style-name="gr2" draw:text-style-name="P15" draw:layer="layout" svg:width="3.118cm" svg:height="0.962cm" svg:x="11.084cm" svg:y="21.835cm">
          <draw:text-box>
            <text:p text:style-name="P2"><text:span text:style-name="T1">Rotation</text:span></text:p>
          </draw:text-box>
        </draw:frame>
        <draw:frame draw:style-name="gr2" draw:text-style-name="P15" draw:layer="layout" svg:width="3.429cm" svg:height="0.962cm" svg:x="1.383cm" svg:y="21.921cm">
          <draw:text-box>
            <text:p text:style-name="P2"><text:span text:style-name="T1">Horizontal</text:span></text:p>
          </draw:text-box>
        </draw:frame>
        <draw:connector draw:style-name="gr21" draw:text-style-name="P5" draw:layer="layout" draw:type="curve" draw:line-skew="0cm 3.673cm" svg:x1="2.399cm" svg:y1="23.749cm" svg:x2="13.342cm" svg:y2="23.749cm" draw:start-shape="id7" draw:start-glue-point="3" draw:end-shape="id8" draw:end-glue-point="1" svg:d="M2399 23749c-751 0-501 2538 5470 2538 5972 0 6221-2538 5473-2538" svg:viewBox="0 0 11548 2539">
          <text:p/>
        </draw:connector>
        <draw:connector draw:style-name="gr21" draw:text-style-name="P5" draw:layer="layout" draw:type="line" svg:x1="11.945cm" svg:y1="23.749cm" svg:x2="8.569cm" svg:y2="23.749cm" draw:start-shape="id8" draw:start-glue-point="3" draw:end-shape="id9" draw:end-glue-point="1" svg:d="M11945 23749h-3376" svg:viewBox="0 0 3377 1">
          <text:p/>
        </draw:connector>
        <draw:connector draw:style-name="gr22" draw:text-style-name="P5" draw:layer="layout" draw:type="line" svg:x1="7.096cm" svg:y1="23.747cm" svg:x2="3.72cm" svg:y2="23.747cm" svg:d="M7096 23747h-3376" svg:viewBox="0 0 3377 1">
          <text:p/>
        </draw:connector>
        <draw:custom-shape draw:style-name="gr1" draw:text-style-name="P1" xml:id="id11" draw:id="id11" draw:layer="layout" svg:width="1.397cm" svg:height="1.27cm" svg:x="12.946cm" svg:y="5.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10" draw:id="id10" draw:layer="layout" svg:width="1.397cm" svg:height="1.27cm" svg:x="3.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xml:id="id12" draw:id="id12" draw:layer="layout" svg:width="1.397cm" svg:height="1.27cm" svg:x="8.173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7.285cm" svg:y="4.211cm">
          <draw:text-box>
            <text:p text:style-name="P2">Vertical</text:p>
          </draw:text-box>
        </draw:frame>
        <draw:frame draw:style-name="gr2" draw:text-style-name="P3" draw:layer="layout" svg:width="3.118cm" svg:height="0.962cm" svg:x="12.085cm" svg:y="4.211cm">
          <draw:text-box>
            <text:p text:style-name="P2">Rotation</text:p>
          </draw:text-box>
        </draw:frame>
        <draw:frame draw:style-name="gr2" draw:text-style-name="P3" draw:layer="layout" svg:width="3.429cm" svg:height="0.962cm" svg:x="2.384cm" svg:y="4.297cm">
          <draw:text-box>
            <text:p text:style-name="P2">Horizontal</text:p>
          </draw:text-box>
        </draw:frame>
        <draw:connector draw:style-name="gr21" draw:text-style-name="P5" draw:layer="layout" draw:type="curve" draw:line-skew="0cm 3.673cm" svg:x1="3.4cm" svg:y1="6.125cm" svg:x2="14.343cm" svg:y2="6.125cm" draw:start-shape="id10" draw:start-glue-point="3" draw:end-shape="id11" draw:end-glue-point="1" svg:d="M3400 6125c-751 0-501 2538 5470 2538 5972 0 6221-2538 5473-2538" svg:viewBox="0 0 11548 2539">
          <text:p/>
        </draw:connector>
        <draw:connector draw:style-name="gr21" draw:text-style-name="P5" draw:layer="layout" draw:type="line" svg:x1="12.946cm" svg:y1="6.125cm" svg:x2="9.57cm" svg:y2="6.125cm" draw:start-shape="id11" draw:start-glue-point="3" draw:end-shape="id12" draw:end-glue-point="1" svg:d="M12946 6125h-3376" svg:viewBox="0 0 3377 1">
          <text:p/>
        </draw:connector>
        <draw:connector draw:style-name="gr22" draw:text-style-name="P5" draw:layer="layout" draw:type="line" svg:x1="8.097cm" svg:y1="6.123cm" svg:x2="4.721cm" svg:y2="6.123cm" svg:d="M8097 6123h-3376" svg:viewBox="0 0 3377 1">
          <text:p/>
        </draw:connector>
        <draw:frame draw:style-name="gr14" draw:text-style-name="P10" draw:layer="layout" svg:width="3.297cm" svg:height="1.673cm" svg:x="7.2cm" svg:y="1.635cm">
          <draw:text-box>
            <text:p>Hard Sip</text:p>
          </draw:text-box>
        </draw:frame>
        <draw:custom-shape draw:style-name="gr16" draw:text-style-name="P11" draw:layer="layout" svg:width="3.302cm" svg:height="0.508cm" svg:x="6.946cm" svg:y="2.724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9.997cm" svg:y1="2.969cm" svg:x2="11.226cm" svg:y2="2.976cm">
          <text:p/>
        </draw:line>
        <draw:line draw:style-name="gr23" draw:text-style-name="P14" draw:layer="layout" svg:x1="10.819cm" svg:y1="2.706cm" svg:x2="12.048cm" svg:y2="2.713cm">
          <text:p/>
        </draw:line>
        <draw:line draw:style-name="gr23" draw:text-style-name="P14" draw:layer="layout" svg:x1="10.817cm" svg:y1="3.225cm" svg:x2="12.046cm" svg:y2="3.232cm">
          <text:p/>
        </draw:line>
        <draw:line draw:style-name="gr23" draw:text-style-name="P14" draw:layer="layout" svg:x1="12.343cm" svg:y1="2.776cm" svg:x2="13.572cm" svg:y2="2.783cm">
          <text:p/>
        </draw:line>
        <draw:line draw:style-name="gr23" draw:text-style-name="P14" draw:layer="layout" svg:x1="12.343cm" svg:y1="3.291cm" svg:x2="13.572cm" svg:y2="3.298cm">
          <text:p/>
        </draw:line>
        <draw:line draw:style-name="gr23" draw:text-style-name="P14" draw:layer="layout" svg:x1="11.54cm" svg:y1="3.037cm" svg:x2="12.769cm" svg:y2="3.044cm">
          <text:p/>
        </draw:line>
        <draw:line draw:style-name="gr23" draw:text-style-name="P14" draw:layer="layout" svg:x1="11.794cm" svg:y1="2.402cm" svg:x2="13.023cm" svg:y2="2.409cm">
          <text:p/>
        </draw:line>
        <draw:line draw:style-name="gr23" draw:text-style-name="P14" draw:layer="layout" svg:x1="11.835cm" svg:y1="3.545cm" svg:x2="13.064cm" svg:y2="3.552cm">
          <text:p/>
        </draw:line>
        <draw:frame draw:style-name="gr18" draw:text-style-name="P5" draw:layer="layout" svg:width="1.523cm" svg:height="2.031cm" svg:x="5.826cm" svg:y="2.021cm">
          <draw:image xlink:href="Pictures/1000020100000234000003355AD2330C86203829.png" xlink:type="simple" xlink:show="embed" xlink:actuate="onLoad">
            <text:p/>
          </draw:image>
        </draw:frame>
        <draw:line draw:style-name="gr23" draw:text-style-name="P14" draw:layer="layout" svg:x1="6.714cm" svg:y1="2.96cm" svg:x2="7.943cm" svg:y2="2.967cm">
          <text:p/>
        </draw:line>
        <draw:line draw:style-name="gr23" draw:text-style-name="P14" draw:layer="layout" svg:x1="8.302cm" svg:y1="2.969cm" svg:x2="9.531cm" svg:y2="2.976cm">
          <text:p/>
        </draw:line>
      </draw:page>
      <draw:page draw:name="page7" draw:style-name="dp1" draw:master-page-name="Default">
        <draw:frame draw:style-name="gr14" draw:text-style-name="P10" draw:layer="layout" svg:width="3.17cm" svg:height="1.673cm" svg:x="11.534cm" svg:y="3.259cm">
          <draw:text-box>
            <text:p>Soft Puff</text:p>
          </draw:text-box>
        </draw:frame>
        <draw:custom-shape draw:style-name="gr16" draw:text-style-name="P11" draw:layer="layout" svg:width="3.302cm" svg:height="0.508cm" svg:x="11.28cm" svg:y="4.348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5.088cm" svg:y1="4.602cm" svg:x2="14.327cm" svg:y2="4.609cm">
          <text:p/>
        </draw:line>
        <draw:line draw:style-name="gr17" draw:text-style-name="P2" draw:layer="layout" svg:x1="15.597cm" svg:y1="4.348cm" svg:x2="14.836cm" svg:y2="4.355cm">
          <text:p/>
        </draw:line>
        <draw:line draw:style-name="gr17" draw:text-style-name="P2" draw:layer="layout" svg:x1="15.596cm" svg:y1="4.849cm" svg:x2="14.835cm" svg:y2="4.856cm">
          <text:p/>
        </draw:line>
        <draw:frame draw:style-name="gr2" draw:text-style-name="P10" draw:layer="layout" svg:width="2.794cm" svg:height="0.962cm" svg:x="11.54cm" svg:y="6.429cm">
          <draw:text-box>
            <text:p>Soft Sip</text:p>
          </draw:text-box>
        </draw:frame>
        <draw:custom-shape draw:style-name="gr16" draw:text-style-name="P11" draw:layer="layout" svg:width="3.302cm" svg:height="0.508cm" svg:x="11.286cm" svg:y="7.518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4.334cm" svg:y1="7.772cm" svg:x2="15.095cm" svg:y2="7.779cm">
          <text:p/>
        </draw:line>
        <draw:line draw:style-name="gr17" draw:text-style-name="P2" draw:layer="layout" svg:x1="14.843cm" svg:y1="7.518cm" svg:x2="15.604cm" svg:y2="7.525cm">
          <text:p/>
        </draw:line>
        <draw:line draw:style-name="gr17" draw:text-style-name="P2" draw:layer="layout" svg:x1="14.842cm" svg:y1="8.019cm" svg:x2="15.603cm" svg:y2="8.026cm">
          <text:p/>
        </draw:line>
        <draw:frame draw:style-name="gr14" draw:text-style-name="P10" draw:layer="layout" svg:width="3.17cm" svg:height="1.673cm" svg:x="2.369cm" svg:y="3.159cm">
          <draw:text-box>
            <text:p>Hard Puff</text:p>
          </draw:text-box>
        </draw:frame>
        <draw:custom-shape draw:style-name="gr16" draw:text-style-name="P11" draw:layer="layout" svg:width="3.302cm" svg:height="0.508cm" svg:x="2.115cm" svg:y="4.24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297cm" svg:height="1.673cm" svg:x="2.375cm" svg:y="6.329cm">
          <draw:text-box>
            <text:p>Hard Sip</text:p>
          </draw:text-box>
        </draw:frame>
        <draw:custom-shape draw:style-name="gr16" draw:text-style-name="P11" draw:layer="layout" svg:width="3.302cm" svg:height="0.508cm" svg:x="2.121cm" svg:y="7.418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5.172cm" svg:y1="7.663cm" svg:x2="6.401cm" svg:y2="7.67cm">
          <text:p/>
        </draw:line>
        <draw:line draw:style-name="gr23" draw:text-style-name="P14" draw:layer="layout" svg:x1="5.994cm" svg:y1="7.4cm" svg:x2="7.223cm" svg:y2="7.407cm">
          <text:p/>
        </draw:line>
        <draw:line draw:style-name="gr23" draw:text-style-name="P14" draw:layer="layout" svg:x1="5.992cm" svg:y1="7.919cm" svg:x2="7.221cm" svg:y2="7.926cm">
          <text:p/>
        </draw:line>
        <draw:line draw:style-name="gr23" draw:text-style-name="P14" draw:layer="layout" svg:x1="7.518cm" svg:y1="7.47cm" svg:x2="8.747cm" svg:y2="7.477cm">
          <text:p/>
        </draw:line>
        <draw:line draw:style-name="gr23" draw:text-style-name="P14" draw:layer="layout" svg:x1="7.518cm" svg:y1="7.985cm" svg:x2="8.747cm" svg:y2="7.992cm">
          <text:p/>
        </draw:line>
        <draw:line draw:style-name="gr23" draw:text-style-name="P14" draw:layer="layout" svg:x1="6.715cm" svg:y1="7.731cm" svg:x2="7.944cm" svg:y2="7.738cm">
          <text:p/>
        </draw:line>
        <draw:line draw:style-name="gr23" draw:text-style-name="P14" draw:layer="layout" svg:x1="6.969cm" svg:y1="7.096cm" svg:x2="8.198cm" svg:y2="7.103cm">
          <text:p/>
        </draw:line>
        <draw:line draw:style-name="gr23" draw:text-style-name="P14" draw:layer="layout" svg:x1="7.01cm" svg:y1="8.239cm" svg:x2="8.239cm" svg:y2="8.246cm">
          <text:p/>
        </draw:line>
        <draw:line draw:style-name="gr23" draw:text-style-name="P14" draw:layer="layout" svg:x1="7.584cm" svg:y1="4.461cm" svg:x2="6.355cm" svg:y2="4.468cm">
          <text:p/>
        </draw:line>
        <draw:line draw:style-name="gr23" draw:text-style-name="P14" draw:layer="layout" svg:x1="6.762cm" svg:y1="4.198cm" svg:x2="5.533cm" svg:y2="4.205cm">
          <text:p/>
        </draw:line>
        <draw:line draw:style-name="gr23" draw:text-style-name="P14" draw:layer="layout" svg:x1="6.764cm" svg:y1="4.717cm" svg:x2="5.535cm" svg:y2="4.724cm">
          <text:p/>
        </draw:line>
        <draw:line draw:style-name="gr23" draw:text-style-name="P14" draw:layer="layout" svg:x1="7.184cm" svg:y1="3.894cm" svg:x2="5.955cm" svg:y2="3.901cm">
          <text:p/>
        </draw:line>
        <draw:line draw:style-name="gr23" draw:text-style-name="P14" draw:layer="layout" svg:x1="7.143cm" svg:y1="5.037cm" svg:x2="5.914cm" svg:y2="5.044cm">
          <text:p/>
        </draw:line>
        <draw:line draw:style-name="gr23" draw:text-style-name="P14" draw:layer="layout" svg:x1="6.114cm" svg:y1="4.493cm" svg:x2="4.885cm" svg:y2="4.5cm">
          <text:p/>
        </draw:line>
        <draw:line draw:style-name="gr23" draw:text-style-name="P14" draw:layer="layout" svg:x1="8.159cm" svg:y1="4.14cm" svg:x2="6.93cm" svg:y2="4.147cm">
          <text:p/>
        </draw:line>
        <draw:line draw:style-name="gr23" draw:text-style-name="P14" draw:layer="layout" svg:x1="8.159cm" svg:y1="4.775cm" svg:x2="6.93cm" svg:y2="4.782cm">
          <text:p/>
        </draw:line>
        <draw:frame draw:style-name="gr18" draw:text-style-name="P5" draw:layer="layout" svg:width="1.523cm" svg:height="2.031cm" svg:x="1cm" svg:y="3.514cm">
          <draw:image xlink:href="Pictures/1000020100000234000003355AD2330C86203829.png" xlink:type="simple" xlink:show="embed" xlink:actuate="onLoad">
            <text:p/>
          </draw:image>
        </draw:frame>
        <draw:frame draw:style-name="gr18" draw:text-style-name="P5" draw:layer="layout" svg:width="1.523cm" svg:height="2.031cm" svg:x="1.001cm" svg:y="6.715cm">
          <draw:image xlink:href="Pictures/1000020100000234000003355AD2330C86203829.png" xlink:type="simple" xlink:show="embed" xlink:actuate="onLoad">
            <text:p/>
          </draw:image>
        </draw:frame>
        <draw:frame draw:style-name="gr18" draw:text-style-name="P5" draw:layer="layout" svg:width="1.523cm" svg:height="2.031cm" svg:x="10.016cm" svg:y="3.64cm">
          <draw:image xlink:href="Pictures/1000020100000234000003355AD2330C86203829.png" xlink:type="simple" xlink:show="embed" xlink:actuate="onLoad">
            <text:p/>
          </draw:image>
        </draw:frame>
        <draw:frame draw:style-name="gr18" draw:text-style-name="P5" draw:layer="layout" svg:width="1.523cm" svg:height="2.031cm" svg:x="10.144cm" svg:y="6.715cm">
          <draw:image xlink:href="Pictures/1000020100000234000003355AD2330C86203829.png" xlink:type="simple" xlink:show="embed" xlink:actuate="onLoad">
            <text:p/>
          </draw:image>
        </draw:frame>
        <draw:line draw:style-name="gr17" draw:text-style-name="P2" draw:layer="layout" svg:x1="11.668cm" svg:y1="4.556cm" svg:x2="10.907cm" svg:y2="4.563cm">
          <text:p/>
        </draw:line>
        <draw:line draw:style-name="gr17" draw:text-style-name="P2" draw:layer="layout" svg:x1="11.034cm" svg:y1="7.731cm" svg:x2="11.795cm" svg:y2="7.738cm">
          <text:p/>
        </draw:line>
        <draw:line draw:style-name="gr23" draw:text-style-name="P14" draw:layer="layout" svg:x1="3.046cm" svg:y1="4.493cm" svg:x2="1.817cm" svg:y2="4.5cm">
          <text:p/>
        </draw:line>
        <draw:line draw:style-name="gr23" draw:text-style-name="P14" draw:layer="layout" svg:x1="1.889cm" svg:y1="7.654cm" svg:x2="3.118cm" svg:y2="7.661cm">
          <text:p/>
        </draw:line>
        <draw:line draw:style-name="gr23" draw:text-style-name="P14" draw:layer="layout" svg:x1="3.477cm" svg:y1="7.663cm" svg:x2="4.706cm" svg:y2="7.67cm">
          <text:p/>
        </draw:line>
        <draw:line draw:style-name="gr23" draw:text-style-name="P14" draw:layer="layout" svg:x1="4.542cm" svg:y1="4.493cm" svg:x2="3.313cm" svg:y2="4.5cm">
          <text:p/>
        </draw:line>
        <draw:line draw:style-name="gr17" draw:text-style-name="P2" draw:layer="layout" svg:x1="13.464cm" svg:y1="4.557cm" svg:x2="12.703cm" svg:y2="4.564cm">
          <text:p/>
        </draw:line>
        <draw:line draw:style-name="gr17" draw:text-style-name="P2" draw:layer="layout" svg:x1="12.639cm" svg:y1="7.732cm" svg:x2="13.4cm" svg:y2="7.7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4:07:41.402928981</meta:creation-date>
    <dc:date>2020-02-25T09:51:29.494244347</dc:date>
    <meta:editing-duration>PT6M34S</meta:editing-duration>
    <meta:editing-cycles>7</meta:editing-cycles>
    <meta:generator>LibreOffice/6.0.7.3$Linux_X86_64 LibreOffice_project/00m0$Build-3</meta:generator>
    <meta:document-statistic meta:object-count="198"/>
  </office:meta>
</office:document-meta>
</file>